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3.8528in"/>
    </style:style>
    <style:style style:name="co6" style:family="table-column">
      <style:table-column-properties fo:break-before="auto" style:column-width="4.7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6" table:default-cell-style-name="ce2"/>
        <table:table-row table:style-name="ro3"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single/sgetri.f</text:p>
          </table:table-cell>
          <table:table-cell table:style-name="ce3" office:value-type="string">
            <text:p>computes the inverse of a matrix</text:p>
          </table:table-cell>
          <table:table-cell table:formula="of:=196+[.A1]+220" office:value-type="float" office:value="417">
            <text:p>417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double/dgetri.f</text:p>
          </table:table-cell>
          <table:table-cell table:style-name="ce3" office:value-type="string">
            <text:p>computes the inverse of a matrix</text:p>
          </table:table-cell>
          <table:table-cell table:formula="of:=196+[.A2]+220" office:value-type="float" office:value="418">
            <text:p>418</text:p>
          </table:table-cell>
          <table:table-cell table:number-columns-repeated="1015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/cgetri.f</text:p>
          </table:table-cell>
          <table:table-cell table:style-name="ce3" office:value-type="string">
            <text:p>computes the inverse of a matrix</text:p>
          </table:table-cell>
          <table:table-cell table:formula="of:=196+[.A3]+220" office:value-type="float" office:value="419">
            <text:p>419</text:p>
          </table:table-cell>
          <table:table-cell table:number-columns-repeated="101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z</text:p>
          </table:table-cell>
          <table:table-cell office:value-type="string">
            <text:p>getri</text:p>
          </table:table-cell>
          <table:table-cell office:value-type="string">
            <text:p>general</text:p>
          </table:table-cell>
          <table:table-cell office:value-type="string">
            <text:p>full</text:p>
          </table:table-cell>
          <table:table-cell office:value-type="string">
            <text:p>http://www.netlib.org/lapack/complex16/zgetri.f</text:p>
          </table:table-cell>
          <table:table-cell table:style-name="ce3" office:value-type="string">
            <text:p>computes the inverse of a matrix</text:p>
          </table:table-cell>
          <table:table-cell table:formula="of:=196+[.A4]+220" office:value-type="float" office:value="420">
            <text:p>420</text:p>
          </table:table-cell>
          <table:table-cell table:number-columns-repeated="1015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hetri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/chetri.f</text:p>
          </table:table-cell>
          <table:table-cell table:style-name="ce3" office:value-type="string">
            <text:p>computes the inverse of a matrix</text:p>
          </table:table-cell>
          <table:table-cell table:formula="of:=196+[.A5]+220" office:value-type="float" office:value="421">
            <text:p>421</text:p>
          </table:table-cell>
          <table:table-cell table:number-columns-repeated="1015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z</text:p>
          </table:table-cell>
          <table:table-cell office:value-type="string">
            <text:p>hetri</text:p>
          </table:table-cell>
          <table:table-cell office:value-type="string">
            <text:p>Hermitian</text:p>
          </table:table-cell>
          <table:table-cell office:value-type="string">
            <text:p>full</text:p>
          </table:table-cell>
          <table:table-cell office:value-type="string">
            <text:p>http://www.netlib.org/lapack/complex16/zhetri.f</text:p>
          </table:table-cell>
          <table:table-cell table:style-name="ce3" office:value-type="string">
            <text:p>computes the inverse of a matrix</text:p>
          </table:table-cell>
          <table:table-cell table:formula="of:=196+[.A6]+220" office:value-type="float" office:value="422">
            <text:p>422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hptri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/chptri.f</text:p>
          </table:table-cell>
          <table:table-cell table:style-name="ce3" office:value-type="string">
            <text:p>computes the inverse of a matrix</text:p>
          </table:table-cell>
          <table:table-cell table:formula="of:=196+[.A7]+220" office:value-type="float" office:value="423">
            <text:p>423</text:p>
          </table:table-cell>
          <table:table-cell table:number-columns-repeated="1015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z</text:p>
          </table:table-cell>
          <table:table-cell office:value-type="string">
            <text:p>hptri</text:p>
          </table:table-cell>
          <table:table-cell office:value-type="string">
            <text:p>Hermitian</text:p>
          </table:table-cell>
          <table:table-cell office:value-type="string">
            <text:p>packed</text:p>
          </table:table-cell>
          <table:table-cell office:value-type="string">
            <text:p>http://www.netlib.org/lapack/complex16/zhptri.f</text:p>
          </table:table-cell>
          <table:table-cell table:style-name="ce3" office:value-type="string">
            <text:p>computes the inverse of a matrix</text:p>
          </table:table-cell>
          <table:table-cell table:formula="of:=196+[.A8]+220" office:value-type="float" office:value="424">
            <text:p>424</text:p>
          </table:table-cell>
          <table:table-cell table:number-columns-repeated="1015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string">
            <text:p>potri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single/spotri.f</text:p>
          </table:table-cell>
          <table:table-cell table:style-name="ce3" office:value-type="string">
            <text:p>computes the inverse of a matrix</text:p>
          </table:table-cell>
          <table:table-cell table:formula="of:=196+[.A9]+220" office:value-type="float" office:value="425">
            <text:p>425</text:p>
          </table:table-cell>
          <table:table-cell table:number-columns-repeated="101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potri</text:p>
          </table:table-cell>
          <table:table-cell office:value-type="string">
            <text:p>SPD</text:p>
          </table:table-cell>
          <table:table-cell office:value-type="string">
            <text:p>full</text:p>
          </table:table-cell>
          <table:table-cell office:value-type="string">
            <text:p>http://www.netlib.org/lapack/double/dpotri.f</text:p>
          </table:table-cell>
          <table:table-cell table:style-name="ce3" office:value-type="string">
            <text:p>computes the inverse of a matrix</text:p>
          </table:table-cell>
          <table:table-cell table:formula="of:=196+[.A10]+220" office:value-type="float" office:value="426">
            <text:p>426</text:p>
          </table:table-cell>
          <table:table-cell table:number-columns-repeated="1015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string">
            <text:p>potri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/cpotri.f</text:p>
          </table:table-cell>
          <table:table-cell table:style-name="ce3" office:value-type="string">
            <text:p>computes the inverse of a matrix</text:p>
          </table:table-cell>
          <table:table-cell table:formula="of:=196+[.A11]+220" office:value-type="float" office:value="427">
            <text:p>427</text:p>
          </table:table-cell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z</text:p>
          </table:table-cell>
          <table:table-cell office:value-type="string">
            <text:p>potri</text:p>
          </table:table-cell>
          <table:table-cell office:value-type="string">
            <text:p>HPD</text:p>
          </table:table-cell>
          <table:table-cell office:value-type="string">
            <text:p>full</text:p>
          </table:table-cell>
          <table:table-cell office:value-type="string">
            <text:p>http://www.netlib.org/lapack/complex16/zpotri.f</text:p>
          </table:table-cell>
          <table:table-cell table:style-name="ce3" office:value-type="string">
            <text:p>computes the inverse of a matrix</text:p>
          </table:table-cell>
          <table:table-cell table:formula="of:=196+[.A12]+220" office:value-type="float" office:value="428">
            <text:p>428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string">
            <text:p>pptri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single/spptri.f</text:p>
          </table:table-cell>
          <table:table-cell table:style-name="ce3" office:value-type="string">
            <text:p>computes the inverse of a matrix</text:p>
          </table:table-cell>
          <table:table-cell table:formula="of:=196+[.A13]+220" office:value-type="float" office:value="429">
            <text:p>429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ptri</text:p>
          </table:table-cell>
          <table:table-cell office:value-type="string">
            <text:p>SPD</text:p>
          </table:table-cell>
          <table:table-cell office:value-type="string">
            <text:p>packed</text:p>
          </table:table-cell>
          <table:table-cell office:value-type="string">
            <text:p>http://www.netlib.org/lapack/double/dpptri.f</text:p>
          </table:table-cell>
          <table:table-cell table:style-name="ce3" office:value-type="string">
            <text:p>computes the inverse of a matrix</text:p>
          </table:table-cell>
          <table:table-cell table:formula="of:=196+[.A14]+220" office:value-type="float" office:value="430">
            <text:p>430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string">
            <text:p>pptri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/cpptri.f</text:p>
          </table:table-cell>
          <table:table-cell table:style-name="ce3" office:value-type="string">
            <text:p>computes the inverse of a matrix</text:p>
          </table:table-cell>
          <table:table-cell table:formula="of:=196+[.A15]+220" office:value-type="float" office:value="431">
            <text:p>431</text:p>
          </table:table-cell>
          <table:table-cell table:number-columns-repeated="1015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z</text:p>
          </table:table-cell>
          <table:table-cell office:value-type="string">
            <text:p>pptri</text:p>
          </table:table-cell>
          <table:table-cell office:value-type="string">
            <text:p>HPD</text:p>
          </table:table-cell>
          <table:table-cell office:value-type="string">
            <text:p>packed</text:p>
          </table:table-cell>
          <table:table-cell office:value-type="string">
            <text:p>http://www.netlib.org/lapack/complex16/zpptri.f</text:p>
          </table:table-cell>
          <table:table-cell table:style-name="ce3" office:value-type="string">
            <text:p>computes the inverse of a matrix</text:p>
          </table:table-cell>
          <table:table-cell table:formula="of:=196+[.A16]+220" office:value-type="float" office:value="432">
            <text:p>432</text:p>
          </table:table-cell>
          <table:table-cell table:number-columns-repeated="1015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single/ssytri.f</text:p>
          </table:table-cell>
          <table:table-cell table:style-name="ce3" office:value-type="string">
            <text:p>computes the inverse of a matrix</text:p>
          </table:table-cell>
          <table:table-cell table:formula="of:=196+[.A17]+220" office:value-type="float" office:value="433">
            <text:p>433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double/dsytri.f</text:p>
          </table:table-cell>
          <table:table-cell table:style-name="ce3" office:value-type="string">
            <text:p>computes the inverse of a matrix</text:p>
          </table:table-cell>
          <table:table-cell table:formula="of:=196+[.A18]+220" office:value-type="float" office:value="434">
            <text:p>434</text:p>
          </table:table-cell>
          <table:table-cell table:number-columns-repeated="101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/csytri.f</text:p>
          </table:table-cell>
          <table:table-cell table:style-name="ce3" office:value-type="string">
            <text:p>computes the inverse of a matrix</text:p>
          </table:table-cell>
          <table:table-cell table:formula="of:=196+[.A19]+220" office:value-type="float" office:value="435">
            <text:p>435</text:p>
          </table:table-cell>
          <table:table-cell table:number-columns-repeated="1015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z</text:p>
          </table:table-cell>
          <table:table-cell office:value-type="string">
            <text:p>sytri</text:p>
          </table:table-cell>
          <table:table-cell office:value-type="string">
            <text:p>symmetric</text:p>
          </table:table-cell>
          <table:table-cell office:value-type="string">
            <text:p>full</text:p>
          </table:table-cell>
          <table:table-cell office:value-type="string">
            <text:p>http://www.netlib.org/lapack/complex16/zsytri.f</text:p>
          </table:table-cell>
          <table:table-cell table:style-name="ce3" office:value-type="string">
            <text:p>computes the inverse of a matrix</text:p>
          </table:table-cell>
          <table:table-cell table:formula="of:=196+[.A20]+220" office:value-type="float" office:value="436">
            <text:p>436</text:p>
          </table:table-cell>
          <table:table-cell table:number-columns-repeated="1015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single/ssptri.f</text:p>
          </table:table-cell>
          <table:table-cell table:style-name="ce3" office:value-type="string">
            <text:p>computes the inverse of a matrix</text:p>
          </table:table-cell>
          <table:table-cell table:formula="of:=196+[.A21]+220" office:value-type="float" office:value="437">
            <text:p>437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d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double/dsptri.f</text:p>
          </table:table-cell>
          <table:table-cell table:style-name="ce3" office:value-type="string">
            <text:p>computes the inverse of a matrix</text:p>
          </table:table-cell>
          <table:table-cell table:formula="of:=196+[.A22]+220" office:value-type="float" office:value="438">
            <text:p>438</text:p>
          </table:table-cell>
          <table:table-cell table:number-columns-repeated="1015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/csptri.f</text:p>
          </table:table-cell>
          <table:table-cell table:style-name="ce3" office:value-type="string">
            <text:p>computes the inverse of a matrix</text:p>
          </table:table-cell>
          <table:table-cell table:formula="of:=196+[.A23]+220" office:value-type="float" office:value="439">
            <text:p>439</text:p>
          </table:table-cell>
          <table:table-cell table:number-columns-repeated="1015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z</text:p>
          </table:table-cell>
          <table:table-cell office:value-type="string">
            <text:p>sptri</text:p>
          </table:table-cell>
          <table:table-cell office:value-type="string">
            <text:p>symmetric</text:p>
          </table:table-cell>
          <table:table-cell office:value-type="string">
            <text:p>packed</text:p>
          </table:table-cell>
          <table:table-cell office:value-type="string">
            <text:p>http://www.netlib.org/lapack/complex16/zsptri.f</text:p>
          </table:table-cell>
          <table:table-cell table:style-name="ce3" office:value-type="string">
            <text:p>computes the inverse of a matrix</text:p>
          </table:table-cell>
          <table:table-cell table:formula="of:=196+[.A24]+220" office:value-type="float" office:value="440">
            <text:p>440</text:p>
          </table:table-cell>
          <table:table-cell table:number-columns-repeated="1015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single/strtri.f</text:p>
          </table:table-cell>
          <table:table-cell table:style-name="ce3" office:value-type="string">
            <text:p>computes the inverse of a matrix</text:p>
          </table:table-cell>
          <table:table-cell table:formula="of:=196+[.A25]+220" office:value-type="float" office:value="441">
            <text:p>441</text:p>
          </table:table-cell>
          <table:table-cell table:number-columns-repeated="1015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d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double/dtrtri.f</text:p>
          </table:table-cell>
          <table:table-cell table:style-name="ce3" office:value-type="string">
            <text:p>computes the inverse of a matrix</text:p>
          </table:table-cell>
          <table:table-cell table:formula="of:=196+[.A26]+220" office:value-type="float" office:value="442">
            <text:p>442</text:p>
          </table:table-cell>
          <table:table-cell table:number-columns-repeated="1015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c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/ctrtri.f</text:p>
          </table:table-cell>
          <table:table-cell table:style-name="ce3" office:value-type="string">
            <text:p>computes the inverse of a matrix</text:p>
          </table:table-cell>
          <table:table-cell table:formula="of:=196+[.A27]+220" office:value-type="float" office:value="443">
            <text:p>443</text:p>
          </table:table-cell>
          <table:table-cell table:number-columns-repeated="1015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z</text:p>
          </table:table-cell>
          <table:table-cell office:value-type="string">
            <text:p>trtri</text:p>
          </table:table-cell>
          <table:table-cell office:value-type="string">
            <text:p>triangular</text:p>
          </table:table-cell>
          <table:table-cell office:value-type="string">
            <text:p>full</text:p>
          </table:table-cell>
          <table:table-cell office:value-type="string">
            <text:p>http://www.netlib.org/lapack/complex16/ztrtri.f</text:p>
          </table:table-cell>
          <table:table-cell table:style-name="ce3" office:value-type="string">
            <text:p>computes the inverse of a matrix</text:p>
          </table:table-cell>
          <table:table-cell table:formula="of:=196+[.A28]+220" office:value-type="float" office:value="444">
            <text:p>444</text:p>
          </table:table-cell>
          <table:table-cell table:number-columns-repeated="1015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single/stptri.f</text:p>
          </table:table-cell>
          <table:table-cell table:style-name="ce3" office:value-type="string">
            <text:p>computes the inverse of a matrix</text:p>
          </table:table-cell>
          <table:table-cell table:formula="of:=196+[.A29]+220" office:value-type="float" office:value="445">
            <text:p>445</text:p>
          </table:table-cell>
          <table:table-cell table:number-columns-repeated="1015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double/dtptri.f</text:p>
          </table:table-cell>
          <table:table-cell table:style-name="ce3" office:value-type="string">
            <text:p>computes the inverse of a matrix</text:p>
          </table:table-cell>
          <table:table-cell table:formula="of:=196+[.A30]+220" office:value-type="float" office:value="446">
            <text:p>446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/ctptri.f</text:p>
          </table:table-cell>
          <table:table-cell table:style-name="ce3" office:value-type="string">
            <text:p>computes the inverse of a matrix</text:p>
          </table:table-cell>
          <table:table-cell table:formula="of:=196+[.A31]+220" office:value-type="float" office:value="447">
            <text:p>447</text:p>
          </table:table-cell>
          <table:table-cell table:number-columns-repeated="1015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z</text:p>
          </table:table-cell>
          <table:table-cell office:value-type="string">
            <text:p>tptri</text:p>
          </table:table-cell>
          <table:table-cell office:value-type="string">
            <text:p>triangular</text:p>
          </table:table-cell>
          <table:table-cell office:value-type="string">
            <text:p>packed</text:p>
          </table:table-cell>
          <table:table-cell office:value-type="string">
            <text:p>http://www.netlib.org/lapack/complex16/ztptri.f</text:p>
          </table:table-cell>
          <table:table-cell table:style-name="ce3" office:value-type="string">
            <text:p>computes the inverse of a matrix</text:p>
          </table:table-cell>
          <table:table-cell table:formula="of:=196+[.A32]+220" office:value-type="float" office:value="448">
            <text:p>448</text:p>
          </table:table-cell>
          <table:table-cell table:number-columns-repeated="1015"/>
        </table:table-row>
        <table:table-row table:style-name="ro3" table:number-rows-repeated="104854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14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-Lin Bernstein</meta:initial-creator>
    <meta:creation-date>2011-03-25T09:54:40</meta:creation-date>
    <dc:date>2011-11-15T14:56:55</dc:date>
    <dc:creator>Sa-Lin Bernstein</dc:creator>
    <meta:editing-duration>PT26H18M01S</meta:editing-duration>
    <meta:editing-cycles>54</meta:editing-cycles>
    <meta:generator>OpenOffice.org/3.2$Unix OpenOffice.org_project/320m12$Build-9483</meta:generator>
    <meta:document-statistic meta:table-count="3" meta:cell-count="256" meta:object-count="0"/>
  </office:meta>
</office:document-meta>
</file>